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cm" fo:min-width="0.5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75cm" fo:min-width="0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cm" fo:min-width="0.5cm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cm" fo:min-width="2cm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cm" fo:min-width="2cm"/>
      <style:paragraph-properties style:writing-mode="lr-tb"/>
    </style:style>
    <style:style style:name="gr7" style:family="graphic" style:parent-style-name="standard">
      <style:graphic-properties svg:stroke-color="#000000" draw:fill="solid" draw:fill-color="#b4c7dc" loext:fill-use-slide-background="false" draw:textarea-horizontal-align="justify" draw:textarea-vertical-align="middle" draw:auto-grow-height="false" fo:min-height="1cm" fo:min-width="2cm"/>
      <style:paragraph-properties style:writing-mode="lr-tb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0.5cm" svg:height="0.5cm" svg:x="1cm" svg:y="0.5cm">
          <text:p text:style-name="P1">7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cm">
          <text:p text:style-name="P1">7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.5cm">
          <text:p text:style-name="P1">7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2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.5cm">
          <text:p text:style-name="P1">7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cm">
          <text:p text:style-name="P1">7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.5cm">
          <text:p text:style-name="P1">7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4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4.5cm">
          <text:p text:style-name="P1">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5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5.5cm">
          <text:p text:style-name="P1">6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6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6.5cm">
          <text:p text:style-name="P1">6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7cm">
          <text:p text:style-name="P1">6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7.5cm">
          <text:p text:style-name="P1">6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8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8.5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9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9.5cm">
          <text:p text:style-name="P1">6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10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0.5cm">
          <text:p text:style-name="P1">5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1cm">
          <text:p text:style-name="P1">5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1.5cm">
          <text:p text:style-name="P1">5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12cm">
          <text:p text:style-name="P1">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2.5cm">
          <text:p text:style-name="P1">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3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3.5cm">
          <text:p text:style-name="P1">5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14cm">
          <text:p text:style-name="P1">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4.5cm">
          <text:p text:style-name="P1">5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5cm">
          <text:p text:style-name="P1">5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5.5cm">
          <text:p text:style-name="P1">4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16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6.5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7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7.5cm">
          <text:p text:style-name="P1">4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18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8.5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9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19.5cm">
          <text:p text:style-name="P1">4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20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0.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1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1.5cm">
          <text:p text:style-name="P1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22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2.5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3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3.5cm">
          <text:p text:style-name="P1">3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4.5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5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5.5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26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6.5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7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7.5cm">
          <text:p text:style-name="P1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28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8.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9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29.5cm">
          <text:p text:style-name="P1">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30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0.5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1.5cm">
          <text:p text:style-name="P1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32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2.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3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3.5cm">
          <text:p text:style-name="P1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34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4.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5.5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3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6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7.5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5cm" svg:height="0.5cm" svg:x="1cm" svg:y="3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8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1cm" svg:y="3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39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0.5cm" svg:height="0.5cm" svg:x="1cm" svg:y="40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5cm" svg:height="4cm" svg:x="0.5cm" svg:y="36.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32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2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24.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20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16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12.5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8.5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4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4cm" svg:x="0.5cm" svg:y="0.5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37.5cm">
          <text:p text:style-name="P3"><text:span text:style-name="T1">CHECKSU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34.5cm">
          <text:p text:style-name="P3"><text:span text:style-name="T1">1st <text:s/>CASH</text:span></text:p>
          <text:p text:style-name="P3"><text:span text:style-name="T1">DIG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32.5cm">
          <text:p text:style-name="P3"><text:span text:style-name="T1">2nd <text:s/>CASH</text:span></text:p>
          <text:p text:style-name="P3"><text:span text:style-name="T1">DIG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30.5cm">
          <text:p text:style-name="P3"><text:span text:style-name="T1">3rd <text:s/>CASH</text:span></text:p>
          <text:p text:style-name="P3"><text:span text:style-name="T1">DIG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28.5cm">
          <text:p text:style-name="P3"><text:span text:style-name="T1">4th <text:s/>CASH</text:span></text:p>
          <text:p text:style-name="P3"><text:span text:style-name="T1">DIG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26.5cm">
          <text:p text:style-name="P3"><text:span text:style-name="T1">5th <text:s/>CASH</text:span></text:p>
          <text:p text:style-name="P3"><text:span text:style-name="T1">DIG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24.5cm">
          <text:p text:style-name="P3"><text:span text:style-name="T1">CASH Zeros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21.5cm">
          <text:p text:style-name="P3"><text:span text:style-name="T1">1st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18.5cm">
          <text:p text:style-name="P3"><text:span text:style-name="T1">2nd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15.5cm">
          <text:p text:style-name="P3"><text:span text:style-name="T1">3rd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12.5cm">
          <text:p text:style-name="P3"><text:span text:style-name="T1">4th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9.5cm">
          <text:p text:style-name="P3"><text:span text:style-name="T1">5th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6.5cm">
          <text:p text:style-name="P3"><text:span text:style-name="T1">6th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3.5cm">
          <text:p text:style-name="P3"><text:span text:style-name="T1">7th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3cm" svg:x="1.5cm" svg:y="0.5cm">
          <text:p text:style-name="P3"><text:span text:style-name="T1">8th NAME</text:span></text:p>
          <text:p text:style-name="P3"><text:span text:style-name="T1">LETT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1.5cm" svg:y="36.5cm">
          <text:p text:style-name="P3"><text:span text:style-name="T1">unus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7T21:40:01.413000000</meta:creation-date>
    <dc:date>2024-01-17T23:30:05.301000000</dc:date>
    <meta:editing-duration>PT1H50M5S</meta:editing-duration>
    <meta:editing-cycles>2</meta:editing-cycles>
    <meta:generator>LibreOffice/7.5.0.3$Windows_X86_64 LibreOffice_project/c21113d003cd3efa8c53188764377a8272d9d6de</meta:generator>
    <meta:document-statistic meta:object-count="106"/>
  </office:meta>
</office:document-meta>
</file>